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10.4167in" fo:margin-left="-0.0104in" fo:margin-top="0in" fo:margin-bottom="0in" fo:break-before="auto" fo:break-after="auto" table:align="left"/>
    </style:style>
    <style:style style:name="Table1.A" style:family="table-column">
      <style:table-column-properties style:column-width="1.5625in"/>
    </style:style>
    <style:style style:name="Table1.B" style:family="table-column">
      <style:table-column-properties style:column-width="2.875in"/>
    </style:style>
    <style:style style:name="Table1.C" style:family="table-column">
      <style:table-column-properties style:column-width="2.8333in"/>
    </style:style>
    <style:style style:name="Table1.D" style:family="table-column">
      <style:table-column-properties style:column-width="3.1458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1.A7" style:family="table-cell">
      <style:table-cell-properties style:vertical-align="" fo:padding="0.0694in" fo:border-left="1pt solid #000000" fo:border-right="1pt solid #000000" fo:border-top="none" fo:border-bottom="1pt solid #000000"/>
    </style:style>
    <style:style style:name="P1" style:family="paragraph" style:parent-style-name="Standard">
      <style:paragraph-properties fo:line-height="100%" fo:orphans="0" fo:widows="0"/>
    </style:style>
    <style:style style:name="P2" style:family="paragraph" style:parent-style-name="Standard">
      <style:paragraph-properties fo:text-align="center" style:justify-single-word="false"/>
      <style:text-properties fo:font-style="italic" style:font-style-asian="italic"/>
    </style:style>
    <style:style style:name="P3" style:family="paragraph" style:parent-style-name="Standard">
      <style:paragraph-properties fo:line-height="100%" fo:orphans="0" fo:widows="0"/>
      <style:text-properties officeooo:rsid="00162783" officeooo:paragraph-rsid="00162783"/>
    </style:style>
    <style:style style:name="P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5"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paragraph-rsid="00162783"/>
    </style:style>
    <style:style style:name="P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3pt" fo:font-style="italic" style:font-size-asian="13pt" style:font-style-asian="italic" style:font-size-complex="13pt"/>
    </style:style>
    <style:style style:name="P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tyle="italic" officeooo:rsid="00162783" officeooo:paragraph-rsid="00162783" style:font-style-asian="italic"/>
    </style:style>
    <style:style style:name="P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officeooo:rsid="00162783" officeooo:paragraph-rsid="00162783"/>
    </style:style>
    <style:style style:name="P10"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fo:font-style="italic" officeooo:rsid="00162783" officeooo:paragraph-rsid="00162783" style:font-style-asian="italic"/>
    </style:style>
    <style:style style:name="P11" style:family="paragraph" style:parent-style-name="Standard">
      <style:paragraph-properties fo:margin-left="0in" fo:margin-right="0in" fo:margin-top="0in" fo:margin-bottom="0in" loext:contextual-spacing="false" fo:line-height="100%" fo:text-align="start" style:justify-single-word="false" fo:orphans="0" fo:widows="0" fo:text-indent="0in" style:auto-text-indent="false" fo:padding="0in" fo:border="none"/>
      <style:text-properties officeooo:rsid="00162783" officeooo:paragraph-rsid="00162783"/>
    </style:style>
    <style:style style:name="P12" style:family="paragraph" style:parent-style-name="Standard">
      <style:paragraph-properties fo:margin-left="0in" fo:margin-right="0in" fo:line-height="100%" fo:orphans="0" fo:widows="0" fo:text-indent="0in" style:auto-text-indent="false"/>
    </style:style>
    <style:style style:name="P13" style:family="paragraph" style:parent-style-name="Standard">
      <style:paragraph-properties fo:margin-left="0in" fo:margin-right="0in" fo:line-height="100%" fo:orphans="0" fo:widows="0" fo:text-indent="0.5in" style:auto-text-indent="false"/>
    </style:style>
    <style:style style:name="P14" style:family="paragraph" style:parent-style-name="Heading_20_3">
      <style:paragraph-properties fo:text-align="center" style:justify-single-word="false"/>
    </style:style>
    <style:style style:name="P15" style:family="paragraph" style:parent-style-name="Standard" style:master-page-name="Standard">
      <style:paragraph-properties fo:text-align="center" style:justify-single-word="false" style:page-number="1"/>
      <style:text-properties fo:font-size="16pt" fo:font-weight="bold" style:font-size-asian="16pt" style:font-weight-asian="bold" style:font-size-complex="16pt"/>
    </style:style>
    <style:style style:name="P16" style:family="paragraph" style:parent-style-name="Standard" style:list-style-name="WWNum3">
      <style:paragraph-properties fo:margin-left="0.5in" fo:margin-right="0in" fo:text-indent="-0.25in" style:auto-text-indent="false"/>
    </style:style>
    <style:style style:name="P17" style:family="paragraph" style:parent-style-name="Standard" style:list-style-name="WWNum1">
      <style:paragraph-properties fo:margin-left="0.5in" fo:margin-right="0in" fo:line-height="100%" fo:orphans="0" fo:widows="0" fo:text-indent="-0.25in" style:auto-text-indent="false"/>
    </style:style>
    <style:style style:name="P18" style:family="paragraph" style:parent-style-name="Standard" style:list-style-name="WWNum1">
      <style:paragraph-properties fo:margin-left="1in" fo:margin-right="0in" fo:line-height="100%" fo:orphans="0" fo:widows="0" fo:text-indent="-0.25in" style:auto-text-indent="false"/>
    </style:style>
    <style:style style:name="P19" style:family="paragraph" style:parent-style-name="Heading_20_2" style:list-style-name="WWNum2">
      <style:paragraph-properties fo:margin-left="0.5in" fo:margin-right="0in" fo:text-indent="-0.25in" style:auto-text-indent="false"/>
    </style:style>
    <style:style style:name="T1" style:family="text">
      <style:text-properties fo:font-style="italic" style:font-style-asian="italic"/>
    </style:style>
    <style:style style:name="T2" style:family="text">
      <style:text-properties style:text-underline-style="solid" style:text-underline-width="auto" style:text-underline-color="font-color"/>
    </style:style>
    <style:style style:name="T3" style:family="text">
      <style:text-properties fo:font-weight="bold" style:font-weight-asian="bold"/>
    </style:style>
    <style:style style:name="T4" style:family="text">
      <style:text-properties fo:color="#1155cc" style:text-underline-style="solid" style:text-underline-width="auto" style:text-underline-color="font-color"/>
    </style:style>
    <style:style style:name="T5" style:family="text">
      <style:text-properties officeooo:rsid="0016278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escripció de la práctica</text:p>
      <text:p text:style-name="P2">XNDL 2022-2023 Q2</text:p>
      <text:p text:style-name="Standard"/>
      <text:p text:style-name="Standard">El 40% de la nota final de l’assignatura s’obté d’aquest laboratori. Es realitza en parelles, l’enunciat s’entrega als estudiants el dia 3-4 de Maig, i s’haurà de lliurar com a màxim el 2 de Juny.</text:p>
      <text:p text:style-name="Standard">La práctica consisteix de tres tasques independents. Cada parella ha de realitzar les tres tasques de manera col·laborativa. </text:p>
      <text:p text:style-name="Standard">Per garantir una dedicació comparable a les tasques, la nota final será la mitja ponderada de les tres notes, on la pitjor comptarà el doble. Aquest document descriu cadascuna de les tres tasques, així com els criteris d’avaluació (i.e., rúbrica). </text:p>
      <text:p text:style-name="Standard"/>
      <text:list xml:id="list4158053753" text:style-name="WWNum2">
        <text:list-item>
          <text:p text:style-name="P19"><text:bookmark text:name="_k56nblaucbos"/>Processament d’imatge</text:p>
        </text:list-item>
      </text:list>
      <text:p text:style-name="Standard">Els estudiants hauran de entrenar un seguit de xarxes neuronals profundes per a solucionar un problema realista d’imatge. Els alumnes rebran un codi funcional amb un model subòptim. Basat en aquest, hauran de realitzar el següent cicle de raonament experimental:</text:p>
      <text:p text:style-name="Standard"/>
      <text:list xml:id="list1816100408" text:style-name="WWNum3">
        <text:list-item>
          <text:p text:style-name="P16"><text:span text:style-name="T2">Diagnòstic de la xarxa</text:span>: Identificar quin model es pren com a punt de partida de l’iteració, i perquè. Descriure el comportament i rendiment de la xarxa. <text:span text:style-name="T3">Raonar les observacions en funció de les eines de diagnòstic</text:span> (corbes de pèrdua, mètriques, matrius de confusió, “<text:span text:style-name="T1">model summary</text:span>”). Entre els possibles diagnòstics estan l’underfit, fit, overfit, inestabilitat de gradients i de procés d’aprenentatge, manca de convergencia, convergencia excessivament rapida/lenta, comportament aleatori, explosió de loss, etc.</text:p>
        </text:list-item>
        <text:list-item>
          <text:p text:style-name="P16"><text:span text:style-name="T2">Creació d’hipótesis</text:span>: En funció del diagnòstic, llistar les diferents metodologies disponibles per intentar millorar-ne el rendiment. Per exemple, si te overfit podem fer A, B, C o D. Dintre del llistat d’eines disponibles, <text:span text:style-name="T3">triar i justificar la tria d’una (i només una) alternativa tenint en compte les eines de diagnòstic</text:span>.</text:p>
        </text:list-item>
        <text:list-item>
          <text:p text:style-name="P16"><text:span text:style-name="T2">Disseny i execució d’experiments</text:span><text:span text:style-name="T3">: Descriure els experiments a realitzar per avaluar si la metodologia triada al punt (2) millora el model seguint el diagnòstic del punt (1).</text:span> Per exemple, si triem incrementar la capacitat del model, podem provar a afegir 1 o 2 capes, amb un nombre X o Y de neurones. Si decidim afegir data augmentation, podem provar varies combinatories de transformacions per trobar la més adient.</text:p>
        </text:list-item>
      </text:list>
      <text:p text:style-name="Standard"/>
      <text:p text:style-name="Standard">Aquest cicle es podrà realitzar un màxim de 7 vegades. <text:span text:style-name="T1">No és podrà canviar cap paràmetre o hyperparametre del model original fora d’aquest cicle</text:span>. Als models sortint d’aquest cicle (al final del punt (3)) se’ls ha d’identificar de manera única (e.g., <text:span text:style-name="T1">model_zero </text:span>es el model punt d’origen donat als alumnes). Cada iteració (punt (1)) pot començar sobre qualsevol model prèviament generat (e.g., per si voleu canviar de estrategia, i <text:soft-page-break/>tornar enrere a un model anterior). El document adjunt “Final lab reporting” conté un formulari guia per documentar aquest procés.</text:p>
      <text:p text:style-name="Standard">El problema a resoldre es el Museum Medium Art dataset (MAMe [1]) en la seva versió de baixa resolució. Usarem el train per entrenar, i el validation per a orientar cicle de raonament. El test s'haurà de correr al final de l’experimentació sobre el model que sigui considerat el millor per part del estudiant. Com a baseline, es pot assumir que un bon model arriba al 70% de precisió, i un molt bon model al 80%. </text:p>
      <text:p text:style-name="P14"><text:bookmark text:name="_v42qkmxof9rf"/>Rúbrica</text:p>
      <text:p text:style-name="Standard"/>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Criteri</text:p>
          </table:table-cell>
          <table:table-cell table:style-name="Table1.A1" office:value-type="string">
            <text:p text:style-name="P6">Satisfactori (10-9)</text:p>
          </table:table-cell>
          <table:table-cell table:style-name="Table1.A1" office:value-type="string">
            <text:p text:style-name="P6">Millorable (8-5)</text:p>
          </table:table-cell>
          <table:table-cell table:style-name="Table1.A1" office:value-type="string">
            <text:p text:style-name="P6">Malament (4-0)</text:p>
          </table:table-cell>
        </table:table-row>
        <table:table-row table:style-name="Table1.1">
          <table:table-cell table:style-name="Table1.A1" office:value-type="string">
            <text:p text:style-name="P7">Diagnòstic (x7)</text:p>
            <text:p text:style-name="P5">2.<text:span text:style-name="T5">25 </text:span>punts</text:p>
          </table:table-cell>
          <table:table-cell table:style-name="Table1.A1" office:value-type="string">
            <text:p text:style-name="P4">El diagnòstic del model<text:span text:style-name="T3"> considera</text:span> <text:span text:style-name="T3">totes</text:span> les evidències disponibles, és <text:span text:style-name="T3">coherent</text:span> amb aquestes i esta adequadament <text:span text:style-name="T3">raonat</text:span>.</text:p>
          </table:table-cell>
          <table:table-cell table:style-name="Table1.A1" office:value-type="string">
            <text:p text:style-name="P4">El diagnòstic té en compte algunes evidències pero <text:span text:style-name="T3">no totes</text:span>, o és <text:span text:style-name="T3">parcialment contradictori</text:span> amb aquestes o <text:span text:style-name="T3">no esta completament raonat</text:span>.</text:p>
          </table:table-cell>
          <table:table-cell table:style-name="Table1.A1" office:value-type="string">
            <text:p text:style-name="P4">El diagnòstic <text:span text:style-name="T3">no té en compte les principals evidències, és incoherent, o no te raonament.</text:span></text:p>
          </table:table-cell>
        </table:table-row>
        <table:table-row table:style-name="Table1.1">
          <table:table-cell table:style-name="Table1.A1" office:value-type="string">
            <text:p text:style-name="P7">Hipòtesis (x7)</text:p>
            <text:p text:style-name="P5">2.<text:span text:style-name="T5">25</text:span> punts</text:p>
          </table:table-cell>
          <table:table-cell table:style-name="Table1.A1" office:value-type="string">
            <text:p text:style-name="P4">Les hipótesis generades son <text:span text:style-name="T3">coherents amb el diagnòstic</text:span>, consideren <text:span text:style-name="T3">la gran majoria de les opcions</text:span> disponibles, i <text:span text:style-name="T3">la tria és perfectament consistent</text:span> amb el estat del model.</text:p>
          </table:table-cell>
          <table:table-cell table:style-name="Table1.A1" office:value-type="string">
            <text:p text:style-name="P4">Les hipótesis son <text:span text:style-name="T3">parcialment coherents</text:span> amb el diagnostic, o <text:span text:style-name="T3">consideren part de les opcions</text:span> disponibles, o la <text:span text:style-name="T3">tria esta relacionada</text:span> amb l’estat del model.</text:p>
          </table:table-cell>
          <table:table-cell table:style-name="Table1.A1" office:value-type="string">
            <text:p text:style-name="P4">Les hipótesis son <text:span text:style-name="T3">incoherents</text:span> amb el diagnostic, o no consideren una <text:span text:style-name="T3">porció rellevant de les opcions</text:span> disponibles, o la <text:span text:style-name="T3">tria és parcialment arbitraria.</text:span></text:p>
          </table:table-cell>
        </table:table-row>
        <table:table-row table:style-name="Table1.1">
          <table:table-cell table:style-name="Table1.A1" office:value-type="string">
            <text:p text:style-name="P7">Experiments (x7)</text:p>
            <text:p text:style-name="P5">2.<text:span text:style-name="T5">25</text:span> punts</text:p>
          </table:table-cell>
          <table:table-cell table:style-name="Table1.A1" office:value-type="string">
            <text:p text:style-name="P4">Els experiments son <text:span text:style-name="T3">complets pero no excessius</text:span>. <text:span text:style-name="T3">Permeten confirmar o descartar la millora del model</text:span>, i per tant la hipótesis anterior.</text:p>
          </table:table-cell>
          <table:table-cell table:style-name="Table1.A1" office:value-type="string">
            <text:p text:style-name="P4">Els <text:span text:style-name="T3">experiments son excessius o incomplets</text:span>. Podríen validar la hipótesis, o no fer-ho.</text:p>
          </table:table-cell>
          <table:table-cell table:style-name="Table1.A1" office:value-type="string">
            <text:p text:style-name="P4">Els experiments son <text:span text:style-name="T3">incoherents amb la hipótesis.</text:span></text:p>
          </table:table-cell>
        </table:table-row>
        <table:table-row table:style-name="Table1.1">
          <table:table-cell table:style-name="Table1.A1" office:value-type="string">
            <text:p text:style-name="P7">Cicles i tria de model</text:p>
            <text:p text:style-name="P4">1 punts</text:p>
          </table:table-cell>
          <table:table-cell table:style-name="Table1.A1" office:value-type="string">
            <text:p text:style-name="P1">S’han realitzat els 7 experiments de manera coherent. Triant com a model d’inici un que permet realitzar un cicle experimental de rellevància.</text:p>
          </table:table-cell>
          <table:table-cell table:style-name="Table1.A1" office:value-type="string">
            <text:p text:style-name="P4">S’han realitzat més o menys de 7, o en alguns casos el model triat d’inici de cicle no es adient.</text:p>
          </table:table-cell>
          <table:table-cell table:style-name="Table1.A1" office:value-type="string">
            <text:p text:style-name="P4">S’han realitzat menys de 4 cicles d’experiments, i en la majoria dels casos el model triat no es adient.</text:p>
          </table:table-cell>
        </table:table-row>
        <table:table-row table:style-name="Table1.1">
          <table:table-cell table:style-name="Table1.A1" office:value-type="string">
            <text:p text:style-name="P7">Ús de les dades</text:p>
            <text:p text:style-name="P4">1 punts</text:p>
          </table:table-cell>
          <table:table-cell table:style-name="Table1.A1" office:value-type="string">
            <text:p text:style-name="P1">S’han usat les tres particions de dades correctament.</text:p>
          </table:table-cell>
          <table:table-cell table:style-name="Table1.A1" office:value-type="string">
            <text:p text:style-name="P4">Alguna de les particions no ha estat usada per al seu propòsit.</text:p>
          </table:table-cell>
          <table:table-cell table:style-name="Table1.A1" office:value-type="string">
            <text:p text:style-name="P4">Les particions han estat usades de manera que els resultats i/o el model no son fiables.</text:p>
          </table:table-cell>
        </table:table-row>
        <text:soft-page-break/>
        <table:table-row table:style-name="Table1.1">
          <table:table-cell table:style-name="Table1.A7" office:value-type="string">
            <text:p text:style-name="P8">Reproducibilitat</text:p>
            <text:p text:style-name="P10">1.25 punts</text:p>
          </table:table-cell>
          <table:table-cell table:style-name="Table1.A7" office:value-type="string">
            <text:p text:style-name="P3">S’han registrat correctament els experiments, s’han desat totes les dades asociades per poder observar, entendre, i reproduir els resultats.</text:p>
          </table:table-cell>
          <table:table-cell table:style-name="Table1.A7" office:value-type="string">
            <text:p text:style-name="P9">Part de la informació relativa a l’experimentació es mancant o no facilment accessible.</text:p>
          </table:table-cell>
          <table:table-cell table:style-name="Table1.A7" office:value-type="string">
            <text:p text:style-name="P9">Manca gran part de la informació.</text:p>
            <text:p text:style-name="P11"/>
          </table:table-cell>
        </table:table-row>
      </table:table>
      <text:p text:style-name="Standard"/>
      <text:p text:style-name="Standard"/>
      <text:p text:style-name="Standard">A continuació, un exemple de cicle realitzat satisfactòriament:</text:p>
      <text:list xml:id="list3283711558" text:style-name="WWNum1">
        <text:list-item>
          <text:p text:style-name="P17">Partim del últim model entrenat, model_A2, ja que era el millor fins al moment. Observant les corbes de train i val loss i les mètriques adjuntes veiem que hi ha overfitting. El model summary mostra que el nostre model te 50M de paràmetres, fet que recolza aquesta observació <text:span text:style-name="T5">(molt complexitat)</text:span>. El train pero no <text:span text:style-name="T5">arriba al </text:span>80%, l’aprenentatge és sorollós i triga a convergir. </text:p>
        </text:list-item>
        <text:list-item>
          <text:p text:style-name="P17">Per reduir l’overfitting podem reduir la complexitat, afegir regularització, incrementar el batch size. Donat que el train no arriba al 80%, decidim no complicar més el problema (no regularització o data augmentation) i reduir la complexitat.</text:p>
        </text:list-item>
        <text:list-item>
          <text:p text:style-name="P17">Tenint en compte que la majoria de la complexitat es troba en la connexió de la 3a i 4a capa, realitzarem els següents experiments:</text:p>
          <text:list>
            <text:list-item>
              <text:p text:style-name="P18">Reduir el nombre de neurones d’aquestes capes. Meitat de neurones en les primer 3 i 6 capes. (2 experiments)</text:p>
            </text:list-item>
            <text:list-item>
              <text:p text:style-name="P18">Afegir mètodes de reducció de dimensionalitat (pooling, stride) per limitar la complexitat d’aquestes capes sense canviar el nombre de neurones. Average Pooling (2x2) <text:span text:style-name="T5">o</text:span> stride (2) a una de cada dues capes convolucionals (2 experiments) </text:p>
            </text:list-item>
            <text:list-item>
              <text:p text:style-name="P18">Eliminar una capa de la xarxa. La última <text:span text:style-name="T5">(abans dels logits)</text:span> o la primera <text:span text:style-name="T5">convolucional</text:span> (2 experiments).</text:p>
            </text:list-item>
          </text:list>
        </text:list-item>
      </text:list>
      <text:p text:style-name="P13">Total experiments: 6</text:p>
      <text:p text:style-name="P13"/>
      <text:p text:style-name="P12">Cladrà entregar el document “Final lab reporting” amb els detalls de l’experimentació, <text:span text:style-name="T5">aixi com un directori amb les corves de tots els experiments.</text:span></text:p>
      <text:p text:style-name="Standard"/>
      <text:p text:style-name="Standard"/>
      <text:p text:style-name="Standard">[1] <text:a xlink:type="simple" xlink:href="https://hpai.bsc.es/MAMe-dataset/" text:style-name="ListLabel_20_28" text:visited-style-name="ListLabel_20_28"><text:span text:style-name="T4">https://hpai.bsc.es/MAMe-datase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prefix="("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prefix="("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6902in" fo:page-height="8.2701in" style:num-format="1" style:print-orientation="landscape" fo:margin-top="1in" fo:margin-bottom="1in" fo:margin-left="1in" fo:margin-right="1in" style:shadow="none"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3-05-02T12:37:28.929115798</dc:date>
    <dc:creator>Dario Garcia-Gasulla</dc:creator>
    <meta:editing-duration>PT10M13S</meta:editing-duration>
    <meta:editing-cycles>2</meta:editing-cycles>
    <meta:document-statistic meta:table-count="1" meta:image-count="0" meta:object-count="0" meta:page-count="3" meta:paragraph-count="57" meta:word-count="1077" meta:character-count="6720" meta:non-whitespace-character-count="5705"/>
  </office:meta>
</office:document-meta>
</file>